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27b2" officeooo:paragraph-rsid="000727b2"/>
    </style:style>
    <style:style style:name="P2" style:family="paragraph" style:parent-style-name="Standard" style:list-style-name="L1">
      <style:text-properties fo:font-weight="normal" officeooo:rsid="00078226" officeooo:paragraph-rsid="00078226" style:font-weight-asian="normal" style:font-weight-complex="normal"/>
    </style:style>
    <style:style style:name="P3" style:family="paragraph" style:parent-style-name="Standard" style:list-style-name="L1">
      <style:text-properties officeooo:rsid="00084eb4" officeooo:paragraph-rsid="00084eb4"/>
    </style:style>
    <style:style style:name="P4" style:family="paragraph" style:parent-style-name="Standard" style:list-style-name="L2">
      <style:text-properties officeooo:paragraph-rsid="0009c2cb"/>
    </style:style>
    <style:style style:name="P5" style:family="paragraph" style:parent-style-name="Standard" style:list-style-name="L2">
      <style:text-properties officeooo:rsid="0008b322" officeooo:paragraph-rsid="0008b322"/>
    </style:style>
    <style:style style:name="P6" style:family="paragraph" style:parent-style-name="Standard" style:list-style-name="L1">
      <style:text-properties officeooo:rsid="000c3231" officeooo:paragraph-rsid="000c3231"/>
    </style:style>
    <style:style style:name="P7" style:family="paragraph" style:parent-style-name="Standard" style:list-style-name="L1">
      <style:text-properties officeooo:rsid="000cfe53" officeooo:paragraph-rsid="000cfe53"/>
    </style:style>
    <style:style style:name="P8" style:family="paragraph" style:parent-style-name="Standard" style:list-style-name="L1">
      <style:text-properties officeooo:rsid="000e4760" officeooo:paragraph-rsid="000e4760"/>
    </style:style>
    <style:style style:name="P9" style:family="paragraph" style:parent-style-name="Standard" style:list-style-name="L1">
      <style:text-properties officeooo:rsid="000e4760" officeooo:paragraph-rsid="0017b94f"/>
    </style:style>
    <style:style style:name="P10" style:family="paragraph" style:parent-style-name="Standard" style:list-style-name="L1">
      <style:text-properties fo:font-weight="bold" officeooo:rsid="0018f38d" officeooo:paragraph-rsid="0018f38d" style:font-weight-asian="bold" style:font-weight-complex="bold"/>
    </style:style>
    <style:style style:name="P11" style:family="paragraph" style:parent-style-name="Standard" style:list-style-name="L1">
      <style:text-properties officeooo:rsid="0018f38d" officeooo:paragraph-rsid="0018f38d"/>
    </style:style>
    <style:style style:name="P12" style:family="paragraph" style:parent-style-name="Standard" style:list-style-name="L5">
      <style:text-properties officeooo:rsid="0018f38d" officeooo:paragraph-rsid="0018f38d"/>
    </style:style>
    <style:style style:name="P13" style:family="paragraph" style:parent-style-name="Standard" style:list-style-name="L7">
      <style:text-properties officeooo:rsid="0018f38d" officeooo:paragraph-rsid="0018f38d"/>
    </style:style>
    <style:style style:name="P14" style:family="paragraph" style:parent-style-name="Standard" style:list-style-name="L7">
      <style:text-properties officeooo:paragraph-rsid="0018f38d"/>
    </style:style>
    <style:style style:name="P15" style:family="paragraph" style:parent-style-name="Standard" style:list-style-name="L1">
      <style:paragraph-properties fo:break-before="page"/>
      <style:text-properties officeooo:rsid="000e4760" officeooo:paragraph-rsid="0013fe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eb4" style:font-weight-asian="bold" style:font-weight-complex="bold"/>
    </style:style>
    <style:style style:name="T3" style:family="text">
      <style:text-properties fo:font-weight="bold" officeooo:rsid="000cfe5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f38d" style:font-weight-asian="normal" style:font-weight-complex="normal"/>
    </style:style>
    <style:style style:name="T6" style:family="text">
      <style:text-properties officeooo:rsid="00084eb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8f38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09c2cb"/>
    </style:style>
    <style:style style:name="T11" style:family="text">
      <style:text-properties officeooo:rsid="0009c2cb"/>
    </style:style>
    <style:style style:name="T12" style:family="text">
      <style:text-properties officeooo:rsid="000cfe53"/>
    </style:style>
    <style:style style:name="T13" style:family="text">
      <style:text-properties officeooo:rsid="000ecd39"/>
    </style:style>
    <style:style style:name="T14" style:family="text">
      <style:text-properties style:font-name="Liberation Serif1" officeooo:rsid="000ecd39"/>
    </style:style>
    <style:style style:name="T15" style:family="text">
      <style:text-properties style:font-name="Liberation Serif" officeooo:rsid="000ecd39"/>
    </style:style>
    <style:style style:name="T16" style:family="text">
      <style:text-properties style:font-name="Liberation Serif" officeooo:rsid="001080e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15fcce" style:font-style-asian="italic" style:font-weight-asian="bold" style:font-style-complex="italic" style:font-weight-complex="bold"/>
    </style:style>
    <style:style style:name="T19" style:family="text">
      <style:text-properties style:text-underline-style="none" fo:font-weight="normal" officeooo:rsid="0018f38d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9420540" text:style-name="L1">
        <text:list-item>
          <text:p text:style-name="P1"><text:span text:style-name="T1">Fluidi</text:span> su tečnosti ili gasovi.</text:p>
        </text:list-item>
        <text:list-item>
          <text:p text:style-name="P2">Hidraulika se deli na:</text:p>
          <text:list>
            <text:list-item>
              <text:p text:style-name="P2">hidrauliku niskih pritisaka – do 100 bara;</text:p>
            </text:list-item>
            <text:list-item>
              <text:p text:style-name="P2">hidrauliku srednjih pritisaka – od 100 do 300 bara;</text:p>
            </text:list-item>
            <text:list-item>
              <text:p text:style-name="P2">hidrauliku visokih pritisaka – od 300 do 600 bara;</text:p>
            </text:list-item>
            <text:list-item>
              <text:p text:style-name="P2">hidrauliku veoma visokih pritisaka – preko 600 bara.</text:p>
            </text:list-item>
          </text:list>
        </text:list-item>
        <text:list-item>
          <text:p text:style-name="P1"><text:span text:style-name="T1">Hidraulika</text:span> se bavi tehničkom primenom hidromehanike, <text:span text:style-name="T6">a </text:span><text:span text:style-name="T2">pneumatika</text:span><text:span text:style-name="T6"> upotrebom gasa za izvršavanje rada.</text:span></text:p>
        </text:list-item>
        <text:list-item>
          <text:p text:style-name="P3">Fizička svojstva radne tečnosti:</text:p>
        </text:list-item>
      </text:list>
      <text:list xml:id="list3639109846" text:style-name="L2">
        <text:list-item>
          <text:list>
            <text:list-item>
              <text:p text:style-name="P5"><text:span text:style-name="T9">Gustina</text:span><text:span text:style-name="T19"> je odnos mase i zapremine.</text:span><text:span text:style-name="T8"><text:line-break/>Stišljivost</text:span> je smanjenje zapremine pri povećanju pritisksa.</text:p>
            </text:list-item>
            <text:list-item>
              <text:p text:style-name="P5"><text:span text:style-name="T8">Viskoznost</text:span> predstavlja veličinu unutrašnjeg trenja između slojeva tečnosti.<text:line-break/>Nažalost viskoznost znatno opada sa porastom temperature.</text:p>
            </text:list-item>
            <text:list-item>
              <text:p text:style-name="P5"><text:span text:style-name="T7">Kapilarnost</text:span> je sposobnost tečnosti da teče kroz uske sudove bez dejstva sile gravitacije ili u suprotnom smeru sile gravitacije.</text:p>
            </text:list-item>
            <text:list-item>
              <text:p text:style-name="P5"><text:span text:style-name="T7">Temperatura</text:span> <text:span text:style-name="T11">je mera zagrejanosti tela.</text:span></text:p>
            </text:list-item>
            <text:list-item>
              <text:p text:style-name="P4"><text:span text:style-name="T10">Pritisak</text:span><text:span text:style-name="T11"> je odnos sile i površine na koju sila deluje.</text:span></text:p>
            </text:list-item>
          </text:list>
        </text:list-item>
      </text:list>
      <text:list xml:id="list133255955512124" text:continue-list="list3979420540" text:style-name="L1">
        <text:list-item>
          <text:p text:style-name="P6"><text:span text:style-name="T1">Paskal</text:span><text:span text:style-name="T3">ov zakon</text:span><text:span text:style-name="T12"> glasi: Pritisak od spoljašnje sile prostire se ravnomerno u svim pravcima mirne tečnosti.</text:span></text:p>
        </text:list-item>
        <text:list-item>
          <text:p text:style-name="P7"><text:span text:style-name="T1">Hidraulična presa</text:span>:<text:line-break/> <text:tab/><text:tab/><draw:frame draw:style-name="fr1" draw:name="Object1" text:anchor-type="as-char" svg:y="-0.683cm" svg:width="1.626cm" svg:height="1.12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7"><draw:frame draw:style-name="fr1" draw:name="Object7" text:anchor-type="as-char" svg:y="-0.377cm" svg:width="2.24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8"><text:span text:style-name="T1">Nadpritisak</text:span> govori koliko je apsolutni pritisak veći od atmosferskog. Meri se <text:span text:style-name="T7">manometrom</text:span>.<text:line-break/><text:span text:style-name="T1">Podpritisak</text:span> govori koliko je apsolutni pritisak manji od atmosferskog. Meri se <text:span text:style-name="T7">vakuummetrom</text:span>.</text:p>
        </text:list-item>
        <text:list-item>
          <text:p text:style-name="P8"><text:span text:style-name="T1">Atmosferski pritisak</text:span><text:span text:style-name="T4"> je pritisak atmosfere koji deluje na Zemlju,</text:span> iznosi oko 1 bar i meri se <text:span text:style-name="T7">barometrom</text:span>.</text:p>
        </text:list-item>
        <text:list-item>
          <text:p text:style-name="P9"><text:span text:style-name="T1">Hidrostatički pritisak</text:span> <text:span text:style-name="T13">je pritisak koji se javljda u tečnosti koje miruje, a potiče od težine tečnosti.</text:span></text:p>
        </text:list-item>
        <text:list-item>
          <text:p text:style-name="P11"><text:span text:style-name="T1">Prednosti</text:span> hidrauličkih sistema su:</text:p>
        </text:list-item>
      </text:list>
      <text:list xml:id="list1031248018" text:style-name="L5">
        <text:list-item>
          <text:list>
            <text:list-item>
              <text:p text:style-name="P12">male dimenzije i mala masa po jedinici snage;</text:p>
            </text:list-item>
            <text:list-item>
              <text:p text:style-name="P12">mali moment inercije;</text:p>
            </text:list-item>
            <text:list-item>
              <text:p text:style-name="P12">laka promena brzine i smera kretanja;</text:p>
            </text:list-item>
            <text:list-item>
              <text:p text:style-name="P12">pouzdani su u radu i imaju dug vek trajanja;</text:p>
            </text:list-item>
            <text:list-item>
              <text:p text:style-name="P12">jednostavna zaštita od preopterećenja;</text:p>
            </text:list-item>
            <text:list-item>
              <text:p text:style-name="P12">dobar stepen iskorišćenja;</text:p>
            </text:list-item>
            <text:list-item>
              <text:p text:style-name="P12">mogućnost izrade složenih sistema upotrebom standardnih elemenata i</text:p>
            </text:list-item>
            <text:list-item>
              <text:p text:style-name="P12">mogućnost primene automatizacije.</text:p>
            </text:list-item>
          </text:list>
        </text:list-item>
      </text:list>
      <text:list xml:id="list133254568271996" text:continue-list="list133255955512124" text:style-name="L1">
        <text:list-header>
          <text:p text:style-name="P10">Nedostaci<text:span text:style-name="T4"> hidrauličkih sistema su:</text:span></text:p>
        </text:list-header>
      </text:list>
      <text:list xml:id="list3704223032" text:style-name="L7">
        <text:list-item>
          <text:list>
            <text:list-item>
              <text:p text:style-name="P14"><text:span text:style-name="T5">zavisnost od vremenskih uslova i temperature;</text:span></text:p>
            </text:list-item>
            <text:list-item>
              <text:p text:style-name="P13"><text:span text:style-name="T4">zahtevaju veliku čistoću;</text:span></text:p>
            </text:list-item>
            <text:list-item>
              <text:p text:style-name="P13"><text:span text:style-name="T4">mogućnost curenja radne tečnosti iz sistema i</text:span></text:p>
            </text:list-item>
            <text:list-item>
              <text:p text:style-name="P13"><text:span text:style-name="T4">složenost montaže.</text:span></text:p>
            </text:list-item>
          </text:list>
        </text:list-item>
      </text:list>
      <text:list xml:id="list133255728989469" text:continue-list="list133254568271996" text:style-name="L1">
        <text:list-item>
          <text:p text:style-name="P15"><text:span text:style-name="T1"><draw:frame draw:style-name="fr1" draw:name="Object6" text:anchor-type="as-char" svg:y="-1.168cm" svg:width="2.228cm" svg:height="2.245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<draw:frame draw:style-name="fr1" draw:name="Object5" text:anchor-type="as-char" svg:y="-0.586cm" svg:width="1.66cm" svg:height="1.083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<text:line-break/><text:line-break/></text:span><text:span text:style-name="T1"><draw:frame draw:style-name="fr1" draw:name="Object8" text:anchor-type="as-char" svg:y="-2.501cm" svg:width="2.32cm" svg:height="4.916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8"><draw:frame draw:style-name="fr1" draw:name="Object9" text:anchor-type="as-char" svg:y="-1.371cm" svg:width="2.362cm" svg:height="2.651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8">Koliki je pritisak na dubini jezera od 2m?<text:line-break/><text:line-break/><text:span text:style-name="T13">P – pritisak<text:line-break/></text:span><text:span text:style-name="T14">ρ</text:span><text:span text:style-name="T15"> – gustina </text:span><text:span text:style-name="T16">(gustina vode je 1000</text:span><text:span text:style-name="T16"><draw:frame draw:style-name="fr1" draw:name="Object3" text:anchor-type="as-char" svg:y="-0.619cm" svg:width="0.728cm" svg:height="1.05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6">)</text:span><text:span text:style-name="T15"><text:line-break/>g – gravitaciono ubrzanje (9,81</text:span><text:span text:style-name="T15"><draw:frame draw:style-name="fr1" draw:name="Object2" text:anchor-type="as-char" svg:y="-0.619cm" svg:width="0.601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6">)</text:span><text:span text:style-name="T15"><text:line-break/>h – dubina<text:line-break/><text:tab/><text:tab/></text:span><text:span text:style-name="T15"><draw:frame draw:style-name="fr1" draw:name="Object4" text:anchor-type="as-char" svg:y="-1.05cm" svg:width="2.93cm" svg:height="1.94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5:02:20.999066080</meta:creation-date>
    <meta:editing-duration>PT20M34S</meta:editing-duration>
    <meta:editing-cycles>5</meta:editing-cycles>
    <meta:generator>LibreOffice/6.1.5.2$Linux_X86_64 LibreOffice_project/10$Build-2</meta:generator>
    <dc:date>2020-10-01T13:32:53.662802634</dc:date>
    <meta:document-statistic meta:table-count="0" meta:image-count="0" meta:object-count="9" meta:page-count="2" meta:paragraph-count="34" meta:word-count="316" meta:character-count="2046" meta:non-whitespace-character-count="1778"/>
  </office:meta>
</office:document-meta>
</file>

<file path=Object 1/content.xml><?xml version="1.0" encoding="utf-8"?>
<math xmlns="http://www.w3.org/1998/Math/MathML" display="block">
  <semantics>
    <mrow>
      <mfrac>
        <msub>
          <mi>F</mi>
          <mn>1</mn>
        </msub>
        <msub>
          <mi>A</mi>
          <mn>1</mn>
        </msub>
      </mfrac>
      <mo stretchy="false">=</mo>
      <mfrac>
        <msub>
          <mi>F</mi>
          <mn>2</mn>
        </msub>
        <msub>
          <mi>A</mi>
          <mn>2</mn>
        </msub>
      </mfrac>
    </mrow>
    <annotation encoding="StarMath 5.0">{F_1} over {A_1} = {F_2} over {A_2}</annotation>
  </semantics>
</math>
</file>

<file path=Object 2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3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4/content.xml><?xml version="1.0" encoding="utf-8"?>
<math xmlns="http://www.w3.org/1998/Math/MathML" display="block">
  <semantics>
    <mtable>
      <mtr>
        <mtd>
          <mrow>
            <mi>P</mi>
            <mo stretchy="false">=</mo>
            <mrow>
              <mi>ρ</mi>
              <mo stretchy="false">⋅</mo>
              <mi>g</mi>
              <mo stretchy="false">⋅</mo>
              <mi>h</mi>
            </mrow>
          </mrow>
        </mtd>
      </mtr>
      <mtr>
        <mtd>
          <mrow>
            <mi>P</mi>
            <mo stretchy="false">=</mo>
            <mrow>
              <mn>1000</mn>
              <mo stretchy="false">⋅</mo>
              <mn>9,81</mn>
              <mo stretchy="false">⋅</mo>
              <mn>2</mn>
            </mrow>
          </mrow>
        </mtd>
      </mtr>
      <mtr>
        <mtd>
          <mrow>
            <mrow>
              <mi>P</mi>
              <mo stretchy="false">=</mo>
              <mn>19620</mn>
            </mrow>
            <mi mathvariant="italic">Pa</mi>
          </mrow>
        </mtd>
      </mtr>
      <mtr>
        <mtd>
          <mrow>
            <mrow>
              <mi>P</mi>
              <mo stretchy="false">=</mo>
              <mn>19,62</mn>
            </mrow>
            <mi mathvariant="italic">kPa</mi>
          </mrow>
        </mtd>
      </mtr>
    </mtable>
    <annotation encoding="StarMath 5.0">alignl
stack{
P = %rho cdot g cdot h #
P = 1000 cdot 9,81 cdot 2 #
P = 19620 Pa #
P = 19,62 kPa
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h</mi>
                <mn>2</mn>
              </msub>
              <mo stretchy="false">=</mo>
              <mn>1</mn>
            </mrow>
            <mi mathvariant="italic">cm</mi>
          </mrow>
        </mtd>
      </mtr>
      <mtr>
        <mtd>
          <mrow>
            <msub>
              <mi>h</mi>
              <mn>1</mn>
            </msub>
            <mo stretchy="false">=</mo>
            <mi>?</mi>
          </mrow>
        </mtd>
      </mtr>
    </mtable>
    <annotation encoding="StarMath 5.0">alignl
stack{
h_2 = 1cm #
h_1 = ?
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F</mi>
                <mn>1</mn>
              </msub>
              <mo stretchy="false">=</mo>
              <mn>200</mn>
            </mrow>
            <mi>N</mi>
          </mrow>
        </mtd>
      </mtr>
      <mtr>
        <mtd>
          <mrow>
            <mrow>
              <msub>
                <mi>F</mi>
                <mn>2</mn>
              </msub>
              <mo stretchy="false">=</mo>
              <mn>5000</mn>
            </mrow>
            <mi>N</mi>
          </mrow>
        </mtd>
      </mtr>
      <mtr>
        <mtd>
          <mrow>
            <mrow>
              <msub>
                <mi>A</mi>
                <mn>1</mn>
              </msub>
              <mo stretchy="false">=</mo>
              <mn>20</mn>
            </mrow>
            <msup>
              <mi mathvariant="italic">cm</mi>
              <mn>2</mn>
            </msup>
          </mrow>
        </mtd>
      </mtr>
      <mtr>
        <mtd>
          <mrow>
            <msub>
              <mi>A</mi>
              <mn>2</mn>
            </msub>
            <mo stretchy="false">=</mo>
            <mi>?</mi>
          </mrow>
        </mtd>
      </mtr>
    </mtable>
    <annotation encoding="StarMath 5.0">alignl
stack{ 
F_1 = 200N #
F_2 = 5000N #
A_1 = 20 cm^2 #
A_2 = ?
}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row>
        <msub>
          <mi>h</mi>
          <mn>1</mn>
        </msub>
        <mo stretchy="false">=</mo>
        <msub>
          <mi>A</mi>
          <mn>2</mn>
        </msub>
      </mrow>
      <msub>
        <mi>h</mi>
        <mn>2</mn>
      </msub>
    </mrow>
    <annotation encoding="StarMath 5.0">A_1 h_1 = A_2 h_2</annotation>
  </semantics>
</math>
</file>

<file path=Object 8/content.xml><?xml version="1.0" encoding="utf-8"?>
<math xmlns="http://www.w3.org/1998/Math/MathML" display="block">
  <semantics>
    <mtable>
      <mtr>
        <mtd>
          <mrow>
            <mfrac>
              <msub>
                <mi>F</mi>
                <mn>1</mn>
              </msub>
              <msub>
                <mi>A</mi>
                <mn>1</mn>
              </msub>
            </mfrac>
            <mo stretchy="false">=</mo>
            <mfrac>
              <msub>
                <mi>F</mi>
                <mn>2</mn>
              </msub>
              <msub>
                <mi>A</mi>
                <mn>2</mn>
              </msub>
            </mfrac>
          </mrow>
        </mtd>
      </mtr>
      <mtr>
        <mtd>
          <mrow>
            <mfrac>
              <mn>200</mn>
              <mn>20</mn>
            </mfrac>
            <mo stretchy="false">=</mo>
            <mfrac>
              <mn>5000</mn>
              <msub>
                <mi>A</mi>
                <mn>2</mn>
              </msub>
            </mfrac>
          </mrow>
        </mtd>
      </mtr>
      <mtr>
        <mtd>
          <mrow>
            <mn>10</mn>
            <mo stretchy="false">=</mo>
            <mfrac>
              <mn>5000</mn>
              <msub>
                <mi>A</mi>
                <mn>2</mn>
              </msub>
            </mfrac>
          </mrow>
        </mtd>
      </mtr>
      <mtr>
        <mtd>
          <mrow>
            <msub>
              <mi>A</mi>
              <mn>2</mn>
            </msub>
            <mo stretchy="false">=</mo>
            <mfrac>
              <mn>5000</mn>
              <mn>10</mn>
            </mfrac>
          </mrow>
        </mtd>
      </mtr>
      <mtr>
        <mtd>
          <mrow>
            <mrow>
              <msub>
                <mi>A</mi>
                <mn>2</mn>
              </msub>
              <mo stretchy="false">=</mo>
              <mn>500</mn>
            </mrow>
            <msup>
              <mi mathvariant="italic">cm</mi>
              <mn>2</mn>
            </msup>
          </mrow>
        </mtd>
      </mtr>
    </mtable>
    <annotation encoding="StarMath 5.0">stack{
F_1 over A_1 = F_2 over A_2 #
200 over 20 = 5000 over A_2 #
10 = 5000 over A_2 #
A_2 = 5000 over 10 #
A_2 = 500 cm^2
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A</mi>
              <mn>1</mn>
            </msub>
            <mrow>
              <msub>
                <mi>h</mi>
                <mn>1</mn>
              </msub>
              <mo stretchy="false">=</mo>
              <msub>
                <mi>A</mi>
                <mn>2</mn>
              </msub>
            </mrow>
            <msub>
              <mi>h</mi>
              <mn>2</mn>
            </msub>
          </mrow>
        </mtd>
      </mtr>
      <mtr>
        <mtd>
          <mrow>
            <mn>20</mn>
            <mrow>
              <msub>
                <mi>h</mi>
                <mn>1</mn>
              </msub>
              <mo stretchy="false">=</mo>
              <mrow>
                <mn>500</mn>
                <mo stretchy="false">⋅</mo>
                <mn>1</mn>
              </mrow>
            </mrow>
          </mrow>
        </mtd>
      </mtr>
      <mtr>
        <mtd>
          <mrow>
            <msub>
              <mi>h</mi>
              <mn>1</mn>
            </msub>
            <mo stretchy="false">=</mo>
            <mfrac>
              <mn>50</mn>
              <mn>20</mn>
            </mfrac>
          </mrow>
        </mtd>
      </mtr>
      <mtr>
        <mtd>
          <mrow>
            <mrow>
              <msub>
                <mi>h</mi>
                <mn>1</mn>
              </msub>
              <mo stretchy="false">=</mo>
              <mn>25</mn>
            </mrow>
            <mi mathvariant="italic">cm</mi>
          </mrow>
        </mtd>
      </mtr>
    </mtable>
    <annotation encoding="StarMath 5.0">stack{
A_1 h_1 = A_2 h_2 #
20 h_1 = 500 cdot 1 #
h_1 = 50 over 20 #
h_1 = 25 cm
}</annotation>
  </semantics>
</math>
</file>